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</text:list>
      <text:p text:style-name="P4">11/01/2016</text:p>
      <text:p text:style-name="P3"><text:tab/>•<text:tab/>Creation d’une classe Bomb et de ses tests (Charles)</text:p>
      <text:p text:style-name="P3"><text:tab/>• <text:s text:c="5"/>Ajout et correction de fonctions dans les classes Player, Levels, Grass et Box ainsi que leurs tests (Charles)</text:p>
      <text:p text:style-name="P5"><text:tab/>• <text:s text:c="5"/>Changement de l’arborescence du projet (Aymeric)</text:p>
      <text:p text:style-name="P5">12/01/2016</text:p>
      <text:p text:style-name="P5"><text:tab/>•<text:tab/>Correction des tests qui ne passait pas (Exception : NullPointerException) pour la classe Bomb (Kévin) </text:p>
      <text:p text:style-name="P5"/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>11/01/2016</text:p>
      <text:p text:style-name="P5"><text:tab/>• <text:s text:c="5"/>Proposer une modification de notre projet de jeu par la création d’une nouvelle branche</text:p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